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10000025A48830A08073573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51%" draw:textarea-horizontal-align="justify" draw:textarea-vertical-align="middle" draw:auto-grow-height="false" fo:min-height="0.6cm" fo:min-width="0.35cm"/>
    </style:style>
    <style:style style:name="gr3" style:family="graphic" style:parent-style-name="standard">
      <style:graphic-properties draw:fill-color="#ff3333" draw:opacity="51%" draw:textarea-horizontal-align="justify" draw:textarea-vertical-align="middle" draw:auto-grow-height="false" fo:min-height="0.6cm" fo:min-width="0.3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6" style:family="graphic" style:parent-style-name="standard">
      <style:graphic-properties draw:fill-color="#99cc99" draw:textarea-horizontal-align="justify" draw:textarea-vertical-align="middle" draw:auto-grow-height="false" fo:min-height="1.35cm" fo:min-width="3.3cm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1.35cm" fo:min-width="2.7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55cm" fo:min-width="2.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svg:stroke-color="#000000" draw:fill-color="#000000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14" style:family="graphic" style:parent-style-name="standard">
      <style:graphic-properties svg:stroke-color="#111111" draw:textarea-vertical-align="middl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3.95cm" fo:min-width="24.1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4.55cm" fo:min-width="24.1cm"/>
    </style:style>
    <style:style style:name="gr17" style:family="graphic" style:parent-style-name="standard">
      <style:graphic-properties draw:textarea-horizontal-align="justify" draw:textarea-vertical-align="middle" draw:auto-grow-height="false" fo:min-height="1.35cm" fo:min-width="3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0.882cm" fo:min-width="0.632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8.35cm" fo:min-width="21.7cm"/>
    </style:style>
    <style:style style:name="gr22" style:family="graphic" style:parent-style-name="standard">
      <style:graphic-properties draw:fill-color="#ff6600" draw:textarea-horizontal-align="justify" draw:textarea-vertical-align="middle" draw:auto-grow-height="false" fo:min-height="1.35cm" fo:min-width="16.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3.35cm" fo:min-width="6.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5.55cm" fo:min-width="16.5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9" style:family="graphic" style:parent-style-name="standard">
      <style:graphic-properties draw:textarea-horizontal-align="justify" draw:textarea-vertical-align="middle" draw:auto-grow-height="false" fo:min-height="0.6cm" fo:min-width="0.349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51%"/>
      <style:paragraph-properties fo:text-align="center"/>
    </style:style>
    <style:style style:name="P3" style:family="paragraph">
      <loext:graphic-properties draw:fill-color="#ff3333" draw:opacity="51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99cc99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99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6600"/>
      <style:paragraph-properties fo:text-align="center"/>
      <style:text-properties fo:font-size="18pt"/>
    </style:style>
    <style:style style:name="P14" style:family="paragraph">
      <style:text-properties style:font-size-asian="18pt"/>
    </style:style>
    <style:style style:name="P15" style:family="paragraph">
      <loext:graphic-properties draw:fill="none" draw:fill-color="#ffffff"/>
      <style:text-properties style:font-size-asian="18pt"/>
    </style:style>
    <style:style style:name="P16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frame draw:style-name="gr1" draw:text-style-name="P1" draw:layer="layout" svg:width="17.805cm" svg:height="15.927cm" svg:x="4.8cm" svg:y="1.873cm">
          <draw:image xlink:href="Pictures/10000201000002A10000025A48830A08073573D8.png" xlink:type="simple" xlink:show="embed" xlink:actuate="onLoad">
            <text:p/>
          </draw:image>
        </draw:frame>
        <draw:custom-shape draw:style-name="gr2" draw:text-style-name="P2" draw:layer="layout" svg:width="1.2cm" svg:height="1.2cm" svg:x="13.077cm" svg:y="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13.069cm" svg:y="6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15.915cm" svg:y="9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13.077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cm" svg:height="1.2cm" svg:x="10.269cm" svg:y="9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ustom-shape draw:style-name="gr5" draw:text-style-name="P1" xml:id="id5" draw:id="id5" draw:layer="layout" svg:width="3cm" svg:height="1.6cm" svg:x="4.8cm" svg:y="6.4cm">
          <text:p text:style-name="P1">バンドパス</text:p>
          <text:p text:style-name="P1">3-14Hz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cm" svg:height="1.6cm" svg:x="4.8cm" svg:y="10cm">
          <text:p text:style-name="P1">バンドパス</text:p>
          <text:p text:style-name="P1">13-33Hz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1.6cm" svg:x="9.4cm" svg:y="10cm">
          <text:p text:style-name="P1">スモール</text:p>
          <text:p text:style-name="P1">ラプラシアン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1.6cm" svg:x="9.4cm" svg:y="6.4cm">
          <text:p text:style-name="P1">スモール</text:p>
          <text:p text:style-name="P1">ラプラシアン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3.2cm" svg:height="1.6cm" svg:x="14.4cm" svg:y="6.4cm">
          <text:p text:style-name="P1">PSD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3.2cm" svg:height="1.6cm" svg:x="14.4cm" svg:y="10cm">
          <text:p text:style-name="P1">PSD</text:p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3.2cm" svg:height="1.8cm" svg:x="19cm" svg:y="8.2cm">
          <text:p text:style-name="P1">ERD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7.8cm" svg:y1="7.2cm" svg:x2="9.4cm" svg:y2="7.2cm">
          <text:p/>
        </draw:line>
        <draw:line draw:style-name="gr9" draw:text-style-name="P8" draw:layer="layout" svg:x1="7.8cm" svg:y1="10.8cm" svg:x2="9.4cm" svg:y2="10.8cm">
          <text:p/>
        </draw:line>
        <draw:line draw:style-name="gr9" draw:text-style-name="P8" draw:layer="layout" svg:x1="13.2cm" svg:y1="7.2cm" svg:x2="14.4cm" svg:y2="7.2cm">
          <text:p/>
        </draw:line>
        <draw:line draw:style-name="gr9" draw:text-style-name="P8" draw:layer="layout" svg:x1="13.2cm" svg:y1="10.8cm" svg:x2="14.4cm" svg:y2="10.8cm">
          <text:p/>
        </draw:line>
        <draw:connector draw:style-name="gr10" draw:text-style-name="P1" draw:layer="layout" svg:x1="17.6cm" svg:y1="7.2cm" svg:x2="19cm" svg:y2="9.1cm" draw:start-shape="id1" draw:start-glue-point="1" draw:end-shape="id2" svg:d="M17600 7200h700v1900h700" svg:viewBox="0 0 1401 1901">
          <text:p/>
        </draw:connector>
        <draw:connector draw:style-name="gr10" draw:text-style-name="P1" draw:layer="layout" svg:x1="17.6cm" svg:y1="10.8cm" svg:x2="19cm" svg:y2="9.1cm" draw:start-shape="id3" draw:start-glue-point="1" draw:end-shape="id2" draw:end-glue-point="3" svg:d="M17600 10800h700v-1700h700" svg:viewBox="0 0 1401 1701">
          <text:p/>
        </draw:connector>
        <draw:line draw:style-name="gr9" draw:text-style-name="P8" draw:layer="layout" svg:x1="18.4cm" svg:y1="9.1cm" svg:x2="19cm" svg:y2="9.1cm">
          <text:p/>
        </draw:line>
        <draw:frame draw:style-name="gr11" draw:text-style-name="P9" xml:id="id4" draw:id="id4" draw:layer="layout" svg:width="2cm" svg:height="0.962cm" svg:x="1cm" svg:y="8.638cm">
          <draw:text-box>
            <text:p>EEG</text:p>
          </draw:text-box>
        </draw:frame>
        <draw:connector draw:style-name="gr12" draw:text-style-name="P10" draw:layer="layout" svg:x1="3cm" svg:y1="9.119cm" svg:x2="4.8cm" svg:y2="7.2cm" draw:start-shape="id4" draw:start-glue-point="1" draw:end-shape="id5" draw:end-glue-point="3" svg:d="M3000 9119h900v-1919h900" svg:viewBox="0 0 1801 1920">
          <text:p/>
        </draw:connector>
        <draw:connector draw:style-name="gr12" draw:text-style-name="P10" draw:layer="layout" svg:x1="3cm" svg:y1="9.119cm" svg:x2="4.8cm" svg:y2="10.8cm" draw:start-shape="id4" draw:start-glue-point="1" draw:end-shape="id6" draw:end-glue-point="3" svg:d="M3000 9119h900v1681h900" svg:viewBox="0 0 1801 1682">
          <text:p/>
        </draw:connector>
        <draw:line draw:style-name="gr9" draw:text-style-name="P8" draw:layer="layout" svg:x1="4cm" svg:y1="7.2cm" svg:x2="4.8cm" svg:y2="7.2cm">
          <text:p/>
        </draw:line>
        <draw:line draw:style-name="gr9" draw:text-style-name="P8" draw:layer="layout" svg:x1="4cm" svg:y1="10.8cm" svg:x2="4.8cm" svg:y2="10.8cm">
          <text:p/>
        </draw:line>
        <draw:custom-shape draw:style-name="gr8" draw:text-style-name="P7" xml:id="id7" draw:id="id7" draw:layer="layout" svg:width="3.2cm" svg:height="1.8cm" svg:x="2.8cm" svg:y="13.6cm">
          <text:p text:style-name="P1">ERD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6cm" svg:y1="14.6cm" svg:x2="7.8cm" svg:y2="14.6cm">
          <text:p/>
        </draw:line>
        <draw:custom-shape draw:style-name="gr5" draw:text-style-name="P1" draw:layer="layout" svg:width="3cm" svg:height="1.6cm" svg:x="7.8cm" svg:y="13.8cm">
          <text:p text:style-name="P1">ローパス</text:p>
          <text:p text:style-name="P1">平滑化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6cm" svg:height="1.6cm" svg:x="12.6cm" svg:y="13.8cm">
          <text:p text:style-name="P1">ハイパス</text:p>
          <text:p text:style-name="P1">定常成分カット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0.8cm" svg:y1="14.6cm" svg:x2="12.6cm" svg:y2="14.6cm">
          <text:p/>
        </draw:line>
        <draw:line draw:style-name="gr9" draw:text-style-name="P8" draw:layer="layout" svg:x1="17.2cm" svg:y1="14.6cm" svg:x2="19cm" svg:y2="14.6cm">
          <text:p/>
        </draw:line>
        <draw:custom-shape draw:style-name="gr8" draw:text-style-name="P7" draw:layer="layout" svg:width="3.2cm" svg:height="1.8cm" svg:x="19cm" svg:y="13.6cm">
          <text:p text:style-name="P1">特徴量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cm 0.6cm" svg:x1="22.2cm" svg:y1="9.1cm" svg:x2="2.8cm" svg:y2="14.5cm" draw:start-shape="id2" draw:start-glue-point="1" draw:end-shape="id7" draw:end-glue-point="3" svg:d="M22200 9100h501v3300h-20402v2100h501" svg:viewBox="0 0 20403 5401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ustom-shape draw:style-name="gr15" draw:text-style-name="P7" draw:layer="layout" svg:width="24.6cm" svg:height="4.2cm" svg:x="1.4cm" svg:y="6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4.6cm" svg:height="4.8cm" svg:x="1.4cm" svg:y="1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cm" svg:height="1.6cm" svg:x="2.7cm" svg:y="4cm">
          <text:p text:style-name="P1">処理１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cm" svg:height="1.6cm" svg:x="7.7cm" svg:y="4cm">
          <text:p text:style-name="P1">処理２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cm" svg:height="1.6cm" svg:x="15.7cm" svg:y="4cm">
          <text:p text:style-name="P1">分類器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.8cm" svg:y1="3.5cm" svg:x2="18.6cm" svg:y2="3.5cm">
          <text:p/>
        </draw:line>
        <draw:frame draw:style-name="gr18" draw:text-style-name="P9" draw:layer="layout" svg:width="8.8cm" svg:height="0.886cm" svg:x="7.6cm" svg:y="2.314cm">
          <draw:text-box>
            <text:p>順番に設計</text:p>
          </draw:text-box>
        </draw:frame>
        <draw:custom-shape draw:style-name="gr17" draw:text-style-name="P1" draw:layer="layout" svg:width="3.8cm" svg:height="1.6cm" svg:x="2.7cm" svg:y="4cm">
          <text:p text:style-name="P1">処理１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6cm" svg:height="1.6cm" svg:x="23.4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" draw:layer="layout" svg:width="3.8cm" svg:height="1.6cm" svg:x="2.7cm" svg:y="8.7cm">
          <text:p text:style-name="P1">処理１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cm" svg:height="1.6cm" svg:x="7.7cm" svg:y="8.7cm">
          <text:p text:style-name="P1">処理２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cm" svg:height="1.6cm" svg:x="15.7cm" svg:y="8.7cm">
          <text:p text:style-name="P1">分類器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.7cm" svg:y1="8.2cm" svg:x2="18.5cm" svg:y2="8.2cm">
          <text:p/>
        </draw:line>
        <draw:frame draw:style-name="gr18" draw:text-style-name="P9" draw:layer="layout" svg:width="8.8cm" svg:height="0.886cm" svg:x="7.6cm" svg:y="7.114cm">
          <draw:text-box>
            <text:p>順番に設計</text:p>
          </draw:text-box>
        </draw:frame>
        <draw:custom-shape draw:style-name="gr17" draw:text-style-name="P1" draw:layer="layout" svg:width="3.8cm" svg:height="1.6cm" svg:x="2.7cm" svg:y="8.7cm">
          <text:p text:style-name="P1">処理１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6cm" svg:height="1.6cm" svg:x="23.4cm" svg:y="8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0" draw:text-style-name="P1" draw:layer="layout" svg:x1="20.2cm" svg:y1="4.8cm" svg:x2="23cm" svg:y2="4.8cm">
          <text:p/>
        </draw:line>
        <draw:line draw:style-name="gr20" draw:text-style-name="P1" draw:layer="layout" svg:x1="20.2cm" svg:y1="9.6cm" svg:x2="23cm" svg:y2="9.6cm">
          <text:p/>
        </draw:line>
        <draw:frame draw:style-name="gr18" draw:text-style-name="P9" draw:layer="layout" svg:width="5.6cm" svg:height="0.886cm" svg:x="20.2cm" svg:y="1.8cm">
          <draw:text-box>
            <text:p>個別に設計</text:p>
          </draw:text-box>
        </draw:frame>
        <draw:frame draw:style-name="gr18" draw:text-style-name="P9" draw:layer="layout" svg:width="5.6cm" svg:height="0.886cm" svg:x="20.2cm" svg:y="7.314cm">
          <draw:text-box>
            <text:p>個別に設計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custom-shape draw:style-name="gr21" draw:text-style-name="P7" draw:layer="layout" svg:width="22.2cm" svg:height="8.6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7.2cm" svg:height="1.6cm" svg:x="2.2cm" svg:y="5cm">
          <text:p text:style-name="P12">End to End</text:p>
          <draw:enhanced-geometry svg:viewBox="0 0 21600 21600" draw:type="rectangle" draw:enhanced-path="M 0 0 L 21600 0 21600 21600 0 21600 0 0 Z N"/>
        </draw:custom-shape>
        <draw:frame draw:style-name="gr23" draw:text-style-name="P15" draw:layer="layout" svg:width="5.6cm" svg:height="0.886cm" svg:x="8.8cm" svg:y="3.6cm">
          <draw:text-box>
            <text:p text:style-name="P14">一気に設計</text:p>
          </draw:text-box>
        </draw:frame>
        <draw:custom-shape draw:style-name="gr19" draw:text-style-name="P11" draw:layer="layout" svg:width="1.6cm" svg:height="1.6cm" svg:x="21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1" draw:layer="layout" svg:width="1.6cm" svg:height="1.6cm" svg:x="21.6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0" draw:text-style-name="P1" draw:layer="layout" svg:x1="21.4cm" svg:y1="3.6cm" svg:x2="19.6cm" svg:y2="5.2cm">
          <text:p/>
        </draw:line>
        <draw:line draw:style-name="gr20" draw:text-style-name="P1" draw:layer="layout" svg:x1="19.8cm" svg:y1="6.4cm" svg:x2="21.4cm" svg:y2="7.8cm">
          <text:p/>
        </draw:line>
        <draw:frame draw:style-name="gr18" draw:text-style-name="P9" draw:layer="layout" svg:width="4.4cm" svg:height="0.886cm" svg:x="19.4cm" svg:y="1.4cm">
          <draw:text-box>
            <text:p>全体に設計</text:p>
          </draw:text-box>
        </draw:frame>
        <draw:custom-shape draw:style-name="gr24" draw:text-style-name="P7" draw:layer="layout" svg:width="7.2cm" svg:height="3.6cm" svg:x="1.8cm" svg:y="12cm">
          <text:p text:style-name="P1">全体に設計されたBCI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.6cm" svg:height="1.6cm" svg:x="12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0" draw:text-style-name="P1" draw:layer="layout" svg:x1="9.2cm" svg:y1="13.8cm" svg:x2="12.2cm" svg:y2="13.8cm">
          <text:p/>
        </draw:line>
        <draw:frame draw:style-name="gr25" draw:text-style-name="P9" draw:layer="layout" svg:width="7.8cm" svg:height="1.521cm" svg:x="9.2cm" svg:y="11.979cm">
          <draw:text-box>
            <text:p>個別に簡易にチューニング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custom-shape draw:style-name="gr26" draw:text-style-name="P7" draw:layer="layout" svg:width="17cm" svg:height="15.8cm" svg:x="6.6cm" svg:y="2.2cm">
          <text:p/>
          <draw:enhanced-geometry svg:viewBox="0 0 21600 21600" draw:type="rectangle" draw:enhanced-path="M 0 0 L 21600 0 21600 21600 0 21600 0 0 Z N"/>
        </draw:custom-shape>
        <draw:line draw:style-name="gr27" draw:text-style-name="P8" draw:layer="layout" svg:x1="6.6cm" svg:y1="3.6cm" svg:x2="23.6cm" svg:y2="3.6cm">
          <text:p/>
        </draw:line>
        <draw:line draw:style-name="gr27" draw:text-style-name="P8" draw:layer="layout" svg:x1="6.6cm" svg:y1="5cm" svg:x2="23.6cm" svg:y2="5cm">
          <text:p/>
        </draw:line>
        <draw:line draw:style-name="gr27" draw:text-style-name="P8" draw:layer="layout" svg:x1="6.6cm" svg:y1="6.5cm" svg:x2="23.6cm" svg:y2="6.5cm">
          <text:p/>
        </draw:line>
        <draw:line draw:style-name="gr27" draw:text-style-name="P8" draw:layer="layout" svg:x1="6.6cm" svg:y1="8cm" svg:x2="23.6cm" svg:y2="8cm">
          <text:p/>
        </draw:line>
        <draw:line draw:style-name="gr27" draw:text-style-name="P8" draw:layer="layout" svg:x1="6.6cm" svg:y1="9.5cm" svg:x2="23.6cm" svg:y2="9.5cm">
          <text:p/>
        </draw:line>
        <draw:line draw:style-name="gr27" draw:text-style-name="P8" draw:layer="layout" svg:x1="6.6cm" svg:y1="11.1cm" svg:x2="23.6cm" svg:y2="11.1cm">
          <text:p/>
        </draw:line>
        <draw:line draw:style-name="gr27" draw:text-style-name="P8" draw:layer="layout" svg:x1="6.6cm" svg:y1="12.7cm" svg:x2="23.6cm" svg:y2="12.7cm">
          <text:p/>
        </draw:line>
        <draw:line draw:style-name="gr27" draw:text-style-name="P8" draw:layer="layout" svg:x1="6.6cm" svg:y1="14.2cm" svg:x2="23.6cm" svg:y2="14.2cm">
          <text:p/>
        </draw:line>
        <draw:line draw:style-name="gr27" draw:text-style-name="P8" draw:layer="layout" svg:x1="6.6cm" svg:y1="15.5cm" svg:x2="23.6cm" svg:y2="15.5cm">
          <text:p/>
        </draw:line>
        <draw:line draw:style-name="gr27" draw:text-style-name="P8" draw:layer="layout" svg:x1="6.6cm" svg:y1="16.8cm" svg:x2="23.6cm" svg:y2="16.8cm">
          <text:p/>
        </draw:line>
        <draw:line draw:style-name="gr27" draw:text-style-name="P8" draw:layer="layout" svg:x1="14.2cm" svg:y1="2.2cm" svg:x2="14.2cm" svg:y2="18cm">
          <text:p/>
        </draw:line>
        <draw:line draw:style-name="gr27" draw:text-style-name="P8" draw:layer="layout" svg:x1="15.8cm" svg:y1="2.2cm" svg:x2="15.8cm" svg:y2="18cm">
          <text:p/>
        </draw:line>
        <draw:line draw:style-name="gr27" draw:text-style-name="P8" draw:layer="layout" svg:x1="17.4cm" svg:y1="2.2cm" svg:x2="17.4cm" svg:y2="18cm">
          <text:p/>
        </draw:line>
        <draw:line draw:style-name="gr27" draw:text-style-name="P8" draw:layer="layout" svg:x1="19cm" svg:y1="2.2cm" svg:x2="19cm" svg:y2="18cm">
          <text:p/>
        </draw:line>
        <draw:line draw:style-name="gr27" draw:text-style-name="P8" draw:layer="layout" svg:x1="20.5cm" svg:y1="2.2cm" svg:x2="20.5cm" svg:y2="18cm">
          <text:p/>
        </draw:line>
        <draw:line draw:style-name="gr27" draw:text-style-name="P8" draw:layer="layout" svg:x1="22.1cm" svg:y1="2.2cm" svg:x2="22.1cm" svg:y2="18cm">
          <text:p/>
        </draw:line>
        <draw:line draw:style-name="gr27" draw:text-style-name="P8" draw:layer="layout" svg:x1="12.6cm" svg:y1="2.2cm" svg:x2="12.6cm" svg:y2="18cm">
          <text:p/>
        </draw:line>
        <draw:line draw:style-name="gr27" draw:text-style-name="P8" draw:layer="layout" svg:x1="11.1cm" svg:y1="2.2cm" svg:x2="11.1cm" svg:y2="18cm">
          <text:p/>
        </draw:line>
        <draw:line draw:style-name="gr27" draw:text-style-name="P8" draw:layer="layout" svg:x1="9.6cm" svg:y1="2.2cm" svg:x2="9.6cm" svg:y2="18cm">
          <text:p/>
        </draw:line>
        <draw:line draw:style-name="gr27" draw:text-style-name="P8" draw:layer="layout" svg:x1="8.1cm" svg:y1="2.2cm" svg:x2="8.1cm" svg:y2="18cm">
          <text:p/>
        </draw:line>
        <draw:custom-shape draw:style-name="gr28" draw:text-style-name="P1" draw:layer="layout" svg:width="1.2cm" svg:height="1.2cm" svg:x="14.4cm" svg:y="9.8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6.001cm" svg:y="9.801cm">
          <text:p text:style-name="P1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602cm" svg:y="9.802cm">
          <text:p text:style-name="P1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103cm" svg:y="9.803cm">
          <text:p text:style-name="P1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0.704cm" svg:y="9.804cm">
          <text:p text:style-name="P1">C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2.205cm" svg:y="9.805cm">
          <text:p text:style-name="P1">C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2.801cm" svg:y="9.801cm">
          <text:p text:style-name="P1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202cm" svg:y="9.802cm">
          <text:p text:style-name="P1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803cm" svg:y="9.803cm">
          <text:p text:style-name="P1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8.204cm" svg:y="9.804cm">
          <text:p text:style-name="P1">C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6.805cm" svg:y="9.805cm">
          <text:p text:style-name="P1">C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301cm" svg:y="8.101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5.902cm" svg:y="8.102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503cm" svg:y="8.103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004cm" svg:y="8.104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0.605cm" svg:y="8.105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2.702cm" svg:y="8.102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103cm" svg:y="8.103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704cm" svg:y="8.104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8.105cm" svg:y="8.105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402cm" svg:y="11.402cm">
          <text:p text:style-name="P1">CP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6.003cm" svg:y="11.403cm">
          <text:p text:style-name="P1">C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604cm" svg:y="11.404cm">
          <text:p text:style-name="P1">C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105cm" svg:y="11.405cm">
          <text:p text:style-name="P1">C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0.706cm" svg:y="11.406cm">
          <text:p text:style-name="P1">TP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2.803cm" svg:y="11.403cm">
          <text:p text:style-name="P1">C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204cm" svg:y="11.404cm">
          <text:p text:style-name="P1">C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805cm" svg:y="11.405cm">
          <text:p text:style-name="P1">C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8.206cm" svg:y="11.406cm">
          <text:p text:style-name="P1">T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302cm" svg:y="8.102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5.903cm" svg:y="8.103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504cm" svg:y="8.104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005cm" svg:y="8.105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0.606cm" svg:y="8.106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2.703cm" svg:y="8.103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104cm" svg:y="8.104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705cm" svg:y="8.105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8.106cm" svg:y="8.106cm">
          <text:p text:style-name="P1">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302cm" svg:y="8.102cm">
          <text:p text:style-name="P1">FC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5.903cm" svg:y="8.103cm">
          <text:p text:style-name="P1">F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504cm" svg:y="8.104cm">
          <text:p text:style-name="P1">F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005cm" svg:y="8.105cm">
          <text:p text:style-name="P1">F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0.606cm" svg:y="8.106cm">
          <text:p text:style-name="P1">FC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2.703cm" svg:y="8.103cm">
          <text:p text:style-name="P1">F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104cm" svg:y="8.104cm">
          <text:p text:style-name="P1">F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705cm" svg:y="8.105cm">
          <text:p text:style-name="P1">F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8.106cm" svg:y="8.106cm">
          <text:p text:style-name="P1">FC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296cm" svg:y="6.6cm">
          <text:p text:style-name="P1">F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5.897cm" svg:y="6.601cm">
          <text:p text:style-name="P1">F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498cm" svg:y="6.602cm">
          <text:p text:style-name="P1">F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8.999cm" svg:y="6.603cm">
          <text:p text:style-name="P1">F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0.6cm" svg:y="6.604cm">
          <text:p text:style-name="P1">F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2.697cm" svg:y="6.601cm">
          <text:p text:style-name="P1">F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098cm" svg:y="6.602cm">
          <text:p text:style-name="P1">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699cm" svg:y="6.603cm">
          <text:p text:style-name="P1">F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8.1cm" svg:y="6.604cm">
          <text:p text:style-name="P1">F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396cm" svg:y="12.8cm">
          <text:p text:style-name="P1">P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5.997cm" svg:y="12.801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598cm" svg:y="12.802cm">
          <text:p text:style-name="P1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099cm" svg:y="12.803cm">
          <text:p text:style-name="P1">P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20.7cm" svg:y="12.804cm">
          <text:p text:style-name="P1">P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2.797cm" svg:y="12.801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198cm" svg:y="12.802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799cm" svg:y="12.803cm">
          <text:p text:style-name="P1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8.2cm" svg:y="12.804cm">
          <text:p text:style-name="P1">P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398cm" svg:y="14.3cm">
          <text:p text:style-name="P1">PO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6cm" svg:y="14.2cm">
          <text:p text:style-name="P1">PO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2cm" svg:y="14.2cm">
          <text:p text:style-name="P1">PO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2cm" svg:y="14.3cm">
          <text:p text:style-name="P1">PO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8cm" svg:y="14.2cm">
          <text:p text:style-name="P1">PO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398cm" svg:y="15.547cm">
          <text:p text:style-name="P1">O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4cm" svg:y="16.8cm">
          <text:p text:style-name="P1">I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7.6cm" svg:y="15.5cm">
          <text:p text:style-name="P1">O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3cm" svg:y="15.6cm">
          <text:p text:style-name="P1">O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398cm" svg:y="5.2cm">
          <text:p text:style-name="P1">AF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201cm" svg:height="1.2cm" svg:x="17.6cm" svg:y="5.2cm">
          <text:p text:style-name="P1">AF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9.2cm" svg:y="5.2cm">
          <text:p text:style-name="P1">AF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2cm" svg:y="5.2cm">
          <text:p text:style-name="P1">AF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9.7cm" svg:y="5.2cm">
          <text:p text:style-name="P1">AF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1.2cm" svg:y="3.8cm">
          <text:p text:style-name="P1">F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1.2cm" svg:height="1.2cm" svg:x="14.4cm" svg:y="3.8cm">
          <text:p text:style-name="P1">FP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201cm" svg:height="1.2cm" svg:x="17.6cm" svg:y="3.8cm">
          <text:p text:style-name="P1">F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21:16:31.230368341</meta:creation-date>
    <dc:date>2018-01-27T11:30:02.575918167</dc:date>
    <meta:editing-duration>PT3H48M29S</meta:editing-duration>
    <meta:editing-cycles>1</meta:editing-cycles>
    <meta:document-statistic meta:object-count="201"/>
    <meta:generator>LibreOffice/5.1.6.2$Linux_X86_64 LibreOffice_project/10m0$Build-2</meta:generator>
  </office:meta>
</office:document-meta>
</file>